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P2" style:parent-style-name="Normal" style:family="paragraph">
      <style:text-properties fo:font-weight="bold" style:font-weight-asian="bold"/>
    </style:style>
    <style:style style:name="P3" style:parent-style-name="Párrafodelista" style:list-style-name="LFO1" style:family="paragraph"/>
    <style:style style:name="P4" style:parent-style-name="Normal" style:family="paragraph">
      <style:paragraph-properties fo:margin-left="0.4916in">
        <style:tab-stops/>
      </style:paragraph-properties>
    </style:style>
    <style:style style:name="P5" style:parent-style-name="Normal" style:family="paragraph">
      <style:paragraph-properties fo:margin-left="0.4916in">
        <style:tab-stops/>
      </style:paragraph-properties>
    </style:style>
    <style:style style:name="P6" style:parent-style-name="Normal" style:family="paragraph">
      <style:paragraph-properties fo:margin-left="0.4916in">
        <style:tab-stops/>
      </style:paragraph-properties>
    </style:style>
    <style:style style:name="P7" style:parent-style-name="Párrafodelista" style:list-style-name="LFO1" style:family="paragraph"/>
    <style:style style:name="P8" style:parent-style-name="Normal" style:family="paragraph">
      <style:paragraph-properties fo:margin-left="0.4916in">
        <style:tab-stops/>
      </style:paragraph-properties>
    </style:style>
    <style:style style:name="P9" style:parent-style-name="Normal" style:family="paragraph">
      <style:paragraph-properties fo:margin-left="0.4916in">
        <style:tab-stops/>
      </style:paragraph-properties>
    </style:style>
    <style:style style:name="P10" style:parent-style-name="Normal" style:family="paragraph">
      <style:paragraph-properties fo:margin-left="0.4916in">
        <style:tab-stops/>
      </style:paragraph-properties>
    </style:style>
    <style:style style:name="P11" style:parent-style-name="Normal" style:family="paragraph">
      <style:paragraph-properties fo:margin-left="0.4916in">
        <style:tab-stops/>
      </style:paragraph-properties>
    </style:style>
    <style:style style:name="P12" style:parent-style-name="Normal" style:family="paragraph">
      <style:paragraph-properties fo:margin-left="0.4916in">
        <style:tab-stops/>
      </style:paragraph-properties>
    </style:style>
    <style:style style:name="P13" style:parent-style-name="Normal" style:family="paragraph">
      <style:paragraph-properties fo:margin-left="0.4916in">
        <style:tab-stops/>
      </style:paragraph-properties>
    </style:style>
    <style:style style:name="P14" style:parent-style-name="Normal" style:family="paragraph">
      <style:paragraph-properties fo:margin-left="0.4916in">
        <style:tab-stops/>
      </style:paragraph-properties>
    </style:style>
    <style:style style:name="P15" style:parent-style-name="Normal" style:family="paragraph">
      <style:paragraph-properties fo:margin-left="0.4916in">
        <style:tab-stops/>
      </style:paragraph-properties>
    </style:style>
    <style:style style:name="P16" style:parent-style-name="Normal" style:family="paragraph">
      <style:paragraph-properties fo:margin-left="0.4916in">
        <style:tab-stops/>
      </style:paragraph-properties>
    </style:style>
  </office:automatic-styles>
  <office:body>
    <office:text text:use-soft-page-breaks="true">
      <text:p text:style-name="P1">REVISIÓN:</text:p>
      <text:p text:style-name="P2"/>
      <text:list text:style-name="LFO1" text:continue-numbering="true">
        <text:list-item>
          <text:p text:style-name="P3">Acta de reunión con el cliente:</text:p>
        </text:list-item>
      </text:list>
      <text:p text:style-name="P4">Apuntar los asistentes, quién tiene que hacer el qué, ejem: Acciones siguientes.</text:p>
      <text:p text:style-name="P5">Orden del día.</text:p>
      <text:p text:style-name="P6">Ir a la reunión con el índice.</text:p>
      <text:p text:style-name="Normal"/>
      <text:list text:style-name="LFO1" text:continue-numbering="true">
        <text:list-item>
          <text:p text:style-name="P7">Acta de constitución:</text:p>
        </text:list-item>
      </text:list>
      <text:p text:style-name="P8">Objetivo del proyecto, generar una solución teniendo en cuenta los requisitos,</text:p>
      <text:p text:style-name="P9">PDF EN TODOS LOS DOCUMENTOS.</text:p>
      <text:p text:style-name="P10">. PLAN DE RIESGOS EN EL ACTA DE CONSTITUCIÓN.</text:p>
      <text:p text:style-name="P11">. Documento firmado tiene que ser de autocontenido<text:s/>o anexo</text:p>
      <text:p text:style-name="P12">. Criterios de éxito<text:s/></text:p>
      <text:p text:style-name="P13">. Alcance: especificar las herramientas.</text:p>
      <text:p text:style-name="P14">. Alcance proyecto antes de los objetivos<text:s/></text:p>
      <text:p text:style-name="P15">.Hitos apuntar tareas.</text:p>
      <text:p text:style-name="P16">. Criterios de aceptación para las tareas que son también intern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élix Gómez</meta:initial-creator>
    <dc:creator>Félix Gómez</dc:creator>
    <meta:creation-date>2017-11-09T15:38:00Z</meta:creation-date>
    <dc:date>2017-11-09T16:02:00Z</dc:date>
    <meta:template xlink:href="Normal" xlink:type="simple"/>
    <meta:editing-cycles>1</meta:editing-cycles>
    <meta:editing-duration>PT1440S</meta:editing-duration>
    <meta:document-statistic meta:page-count="1" meta:paragraph-count="1" meta:word-count="92" meta:character-count="600" meta:row-count="4" meta:non-whitespace-character-count="509"/>
  </office:meta>
</office:document-meta>
</file>